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MLDocument.WML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cument.getW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cument.appendWML( Eleme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MLDocument.WMLDocument( WML w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MLDocument.setWML( WML w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MLDocument.appendWML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MLDocu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